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ed13" officeooo:paragraph-rsid="0001ed13"/>
    </style:style>
    <style:style style:name="P2" style:family="paragraph" style:parent-style-name="Standard">
      <style:text-properties fo:font-weight="bold" officeooo:rsid="0001ed13" officeooo:paragraph-rsid="0001ed13" style:font-weight-asian="bold" style:font-weight-complex="bold"/>
    </style:style>
    <style:style style:name="P3" style:family="paragraph" style:parent-style-name="Standard">
      <style:text-properties fo:font-size="10pt" officeooo:rsid="0001ed13" officeooo:paragraph-rsid="0001ed13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do napsal Shakespeara?</text:p>
      <text:p text:style-name="P2">(Teorie humanitních věd 2, 20. 2. 2023)</text:p>
      <text:p text:style-name="P2"/>
      <text:p text:style-name="P2">Organizace</text:p>
      <text:p text:style-name="P3">- Informace k předmětu: [bdodova.github.io](https://bdodova.github.io/predmety/thv2_22_23/)</text:p>
      <text:p text:style-name="P3">- Kontakt: borjana.dodova@gmail.com</text:p>
      <text:p text:style-name="P3">- Konzultace po domluvě, pondělky</text:p>
      <text:p text:style-name="P3"/>
      <text:p text:style-name="P1">- dnes: úvod do problematiky</text:p>
      <text:p text:style-name="P1">- pak přijde kolegyně a budeme se věnovat zadanému textu</text:p>
      <text:p text:style-name="P1"/>
      <text:p text:style-name="P2">Autor, dílo, čtenář</text:p>
      <text:p text:style-name="P1">- schéma z teorie komunikace: odesílatel -&gt; signál -&gt; příjemce</text:p>
      <text:p text:style-name="P1"/>
      <text:p text:style-name="P1">Shannonův Weaverův model:</text:p>
      <text:p text:style-name="P1">- odesílatel, vysílač, kanál, na který působí šum , přijímací zařízení (též destinace, kam informace doputuje), adresát</text:p>
      <text:p text:style-name="P1">- Překonán, model v původním znění opomíjí zpětnou vazbu a zanedbává šíření informace v čase.</text:p>
      <text:p text:style-name="P1"/>
      <text:p text:style-name="P1">- dopředné šipky jsou jasné</text:p>
      <text:p text:style-name="P1">- šipka "dílo -&gt; autor": Co nám řekne dílo o autorovi?</text:p>
      <text:p text:style-name="P1">- šipce "čtenář -&gt; dílo" se budeme věnovat v příštích hodinách po "smrti autora"</text:p>
      <text:p text:style-name="P1"/>
      <text:p text:style-name="P2">Kandidáti</text:p>
      <text:p text:style-name="P3">- William Shakespeare (1564–1616)</text:p>
      <text:p text:style-name="P3">- Christopher Marlowe (1564–1593)</text:p>
      <text:p text:style-name="P3">- Francis Bacon (1561–1626)</text:p>
      <text:p text:style-name="P3">- Edward de Vere, 17. hrabě z Oxfordu (1550–1604) - "oxfordská hypotéza"</text:p>
      <text:p text:style-name="P3">- William Stanley, 6. hrabě z Derby (1561–1642)</text:p>
      <text:p text:style-name="P3"/>
      <text:p text:style-name="P1">Někteří lidé zpochybňovaly vůbec fakt, že by díla označená Shakespearovým jménem napsal Shakespeare z Stratfordu, protože na to neměl vzdělání.</text:p>
      <text:p text:style-name="P1"><text:s text:c="2"/>- Aristokraté: Francis Bacon, Edward se Vere, William Stanley</text:p>
      <text:p text:style-name="P1"><text:s text:c="2"/>- "Oxfordská teorie Shakespearovského autorství":</text:p>
      <text:p text:style-name="P1"><text:s text:c="4"/>- Shakespeare nebyl tak sečtělý, aby mohl mít tak bohatý jazyk.</text:p>
      <text:p text:style-name="P1"><text:s text:c="4"/>- At the time, nobility <text:s/>or <text:s/>gentry <text:s/>couldn't <text:s/>write <text:s/>for <text:s/>the theater.</text:p>
      <text:p text:style-name="P1"><text:s text:c="4"/>Therefore, <text:s/>the <text:s/>name <text:s/>“William <text:s/>Shakespeare” <text:s/>could <text:s/>either have been a nom de plume or was the name of an inter-mediary—a “front man”.</text:p>
      <text:p text:style-name="P1"><text:s text:c="4"/>- Hypotéza: Edward de Vere, 17th Earl of Oxford, wrote the plays and poems of William Shakespeare.</text:p>
      <text:p text:style-name="P1"><text:s text:c="4"/>- Odmítnutí: For example, Edward De Vere remains a popular Shakespearean candidate,</text:p>
      <text:p text:style-name="P1"><text:s text:c="7"/>but his death in 1604 requires a redating of subsequent plays, such <text:s/>as <text:s/>Macbeth <text:s/>and <text:s/>The <text:s/>Tempest,</text:p>
      <text:p text:style-name="P1"><text:s text:c="7"/>which <text:s/>may <text:s/>contain <text:s/>references to events that occurred after De Vere died.</text:p>
      <text:p text:style-name="P1"><text:s text:c="2"/>- O autorství všech her Shapespeara pochyboval i Sigmund Freud.</text:p>
      <text:p text:style-name="P1"/>
      <text:p text:style-name="P1">Kterých her se to týká? Nelze určit nějaký jeden text, o kterém by byla velká pochybnost.</text:p>
      <text:p text:style-name="P1"><text:s text:c="2"/>- Zmiňuje se: Titus Andronicus nebo některé rané hry psané kolaborativně (Jindřich VI)</text:p>
      <text:p text:style-name="P1"><text:s text:c="2"/>- My jsme četli článek o "Double Falsehood", což je naopak hra připisovaná Lewisi Theobaldovi.</text:p>
      <text:p text:style-name="P1"/>
      <text:p text:style-name="P2"><text:soft-page-break/>Vydavatelská praxe</text:p>
      <text:p text:style-name="P3">- Svoboda na divadle vs. cenzura v tisku</text:p>
      <text:p text:style-name="P3">- Vášnivý poutník (1599): Predátorské praktiky Williama Jaggarda</text:p>
      <text:p text:style-name="P3"/>
      <text:p text:style-name="P1">* Shakespeare spolupracoval s dalšími členy divadla a o vydávání svých děl se nestaral.</text:p>
      <text:p text:style-name="P1">* Divadlo bylo v té době svobodnější, zatímco texty v tisku často vedly k vsazení do Toweru nebo smrti (cenzura).</text:p>
      <text:p text:style-name="P1">* V alžbětinské době byli nositeli práv vydavatelé, autor z knihy nic neměl.</text:p>
      <text:p text:style-name="P1">* Vášnivý poutník od W. Shakespeara: začal se prodávat v roce 1599.</text:p>
      <text:p text:style-name="P1"><text:s text:c="2"/>* Sbírku vydal William Jaggard (později vydal První folio z roku 1623).</text:p>
      <text:p text:style-name="P1"><text:s text:c="2"/>* 2 Shakespearovy sonety, ale Shakespeare je v té době dával číst jen přátelům a rozhodně nečekal, že je uvidí v tisku.</text:p>
      <text:p text:style-name="P1"><text:s text:c="2"/>* 3 záměrně špatné básně ze hry Marné lásky snaha</text:p>
      <text:p text:style-name="P1"><text:s text:c="2"/>* 5 sonetů bylo málo, ačkoliv je vytiskl pokaždé <text:s/>na nové stránce.</text:p>
      <text:p text:style-name="P1"><text:s text:c="2"/>* Přidal dalších 15 milostných básní různé délky o setkání Venuše a Adonise.</text:p>
      <text:p text:style-name="P1"><text:s text:c="2"/>* 10 básní nemá dnes určeného autora. U několika se uvažuje o Shakespearově autorství.</text:p>
      <text:p text:style-name="P1"><text:s text:c="2"/>* Krásná pastorální báseň Christophera Marlowa, kterou mu mohl Shakespeare jen závidět.</text:p>
      <text:p text:style-name="P1"><text:s text:c="2"/>* V alžbětinské nglii byli nositeli práv vydavatelé.</text:p>
      <text:p text:style-name="P1"><text:s text:c="2"/>* Kniha se vyprodala a následovalo druhé vydání.</text:p>
      <text:p text:style-name="P1">* Kompletní soubor 154 sonetů vyšel až v roce 1609.</text:p>
      <text:p text:style-name="P1"/>
      <text:p text:style-name="P2">Autorská praxe</text:p>
      <text:p text:style-name="P3">* Kolaborativní vznik her</text:p>
      <text:p text:style-name="P3">* Přepisování známých námětů</text:p>
      <text:p text:style-name="P3"><text:s text:c="2"/>- Amleth - postava ze skandinávské legendy, zapsal Saxo Grammaticus (začátkem 13. století)</text:p>
      <text:p text:style-name="P3"><text:s text:c="2"/>- Hablet - François de Belleforest: Histoires Tragiques (1572)</text:p>
      <text:p text:style-name="P3"><text:s text:c="2"/>- Ur-Hamlet - kvatrová edice hry (1589, ztracená, Thomas Kyd? William Shakespeare?)</text:p>
      <text:p text:style-name="P3"><text:s text:c="2"/>- Hamlet - Shakespearova verze (mezi 1599 a 1602)</text:p>
      <text:p text:style-name="P3"/>
      <text:p text:style-name="P1">- kvartové vydání nebyla autorizovaná, byla jen pro účely nastudování představení</text:p>
      <text:p text:style-name="P1">- levnější výroba (4x přeložená stránka)</text:p>
      <text:p text:style-name="P1"/>
      <text:p text:style-name="P2">Neznámý Shakespeare</text:p>
      <text:p text:style-name="P3">* Shakespeare ze Stratfordu nad Avonou</text:p>
      <text:p text:style-name="P3">* Shakespeare herec</text:p>
      <text:p text:style-name="P3">* Shakespeare dramatik</text:p>
      <text:p text:style-name="P3">* Osobní zprávy se nedochovaly</text:p>
      <text:p text:style-name="P3"><text:s text:c="2"/>- Michel de Montaigne: Eseje (1580)</text:p>
      <text:p text:style-name="P3"/>
      <text:p text:style-name="P1">* deník</text:p>
      <text:p text:style-name="P1"><text:s text:c="2"/>* Osobní deník nebyl v Shakespearově době běžný. Od jeho současníků se zachovalo asi 30 deníků, ale jen pár z nich mělo osobní povahu.</text:p>
      <text:p text:style-name="P1"><text:s text:c="2"/>* Slovo biografie se začalo používat až po roce 1660.</text:p>
      <text:p text:style-name="P1"><text:s text:c="2"/>* Montaignovy Eseje se sice četly, ale neinspirovaly k následování.</text:p>
      <text:p text:style-name="P1"><text:s text:c="2"/>* Hamletovské monology ovlivněné Montaignem.</text:p>
      <text:p text:style-name="P1">* Shakespeare umřel roku 1616, ale o jeho život se lidé začali zajímat až ke konci 18. století.</text:p>
      <text:p text:style-name="P1">* vzdělání</text:p>
      <text:p text:style-name="P1"><text:s text:c="2"/>* Thesaurus Linguae Romanae et Britannicae (1565) jako identifikovatelný zdroj Shakespearova vzdělání</text:p>
      <text:p text:style-name="P1">* obchodnický duch</text:p>
      <text:p text:style-name="P1"/>
      <text:p text:style-name="P2"><text:soft-page-break/>Šest Shakespearových podpisů</text:p>
      <text:p text:style-name="P1"/>
      <text:p text:style-name="P1">* Poslední vůle, ve které odkázal své ženě druhou nejlepší postel.</text:p>
      <text:p text:style-name="P1">* As far as the specialist is aware, there are only six examples of the playwright’s signature in existence.</text:p>
      <text:p text:style-name="P1">* Rukopisy 36 her z Prvního folia se nedochovaly.</text:p>
      <text:p text:style-name="P1"/>
      <text:p text:style-name="P2">Padělaný Shakespeare</text:p>
      <text:p text:style-name="P3">- Samuel a William Henry Irelande: Miscellaneous Papers (1795)</text:p>
      <text:p text:style-name="P3">- Edmond Malone: An Inquiry into the Authenticity of Certain Miscellaneous Papers and Legal Instruments (1796)</text:p>
      <text:p text:style-name="P3">- jiné padělky</text:p>
      <text:p text:style-name="P3"><text:s text:c="2"/>- James Macpherson: Ossianovy zpěvy (1765)</text:p>
      <text:p text:style-name="P3"><text:s text:c="2"/>- Hanka, Linda, Hořčička: Rukopis královédvorský a zelenohorský</text:p>
      <text:p text:style-name="P3"/>
      <text:p text:style-name="P1">* Otec Samuela a syn William Henryh Ireland.</text:p>
      <text:p text:style-name="P1">* William Henry (fascinován padělky, jako byly Ossianovy zpěvy) tvrdil, že našel</text:p>
      <text:p text:style-name="P1"><text:s text:c="2"/>- Shakespearovy dopisy královně Alžbětě</text:p>
      <text:p text:style-name="P1"><text:s text:c="2"/>- milostné dopisy své ženě včetně ustřižené lokny z jejích vlasů</text:p>
      <text:p text:style-name="P1"><text:s text:c="2"/>- vyznání protestantské víry</text:p>
      <text:p text:style-name="P1"><text:s text:c="2"/>- část rukopisu Krále Leara</text:p>
      <text:p text:style-name="P1"><text:s text:c="2"/>- pár stran z Hamleta</text:p>
      <text:p text:style-name="P1"><text:s text:c="2"/>- Objevil také ztracenou hru, která se brzy inscenovala.</text:p>
      <text:p text:style-name="P1">* Svoje nálezy vydali otec a syn knižně.</text:p>
      <text:p text:style-name="P1">* Edmond Malone byl největší odborník na Shakespeara té doby.</text:p>
      <text:p text:style-name="P1"><text:s text:c="2"/>* Dokázal, že slovník neodpovídá alžbětinské době.</text:p>
      <text:p text:style-name="P1"><text:s text:c="4"/>- nesprávné použití slova "upset".</text:p>
      <text:p text:style-name="P1"><text:s text:c="2"/>* Královnina zmínka o divadle Globe o deset let předchází jeho vzniku.</text:p>
      <text:p text:style-name="P1"><text:s text:c="2"/>* V jedné "Shakespearově" básni se mluví o čaji, který ale ještě v té době do Anglie nedorazil.</text:p>
      <text:p text:style-name="P1"/>
      <text:p text:style-name="P1">Ossianovy zpěvy</text:p>
      <text:p text:style-name="P1">- dvoudílného vydání básní údajného keltského barda Ossiana [ošjen-a] ze 3. století</text:p>
      <text:p text:style-name="P1">- vydal skotský básník James Macpherson jako anglické překlady jím nalezených starých památek gaelské lidové slovesnosti.</text:p>
      <text:p text:style-name="P1">- Vyjadřují jeho nové životní pocity</text:p>
      <text:p text:style-name="P1"><text:s text:c="2"/>(stesk, zádumčivost, melancholii, tajemnost, vědomí zmarněné velké minulosti, nedosažitelnost ideálu),</text:p>
      <text:p text:style-name="P1"><text:s text:c="2"/>v novém objevném uměleckém tvaru (fragmentárnost, zatlačení děje do pozadí reflexemi a stylistickými prostředky jako je například exklamace).</text:p>
      <text:p text:style-name="P1">- inspirovaly Goetheho a romantické básníky a prozaiky</text:p>
      <text:p text:style-name="P1"/>
      <text:p text:style-name="P1">Rukopisy KD a ZH</text:p>
      <text:p text:style-name="P1">Masaryk měl větší důvěru v stylistiku, než v chemickou analýzu papír. Říkal totiž, že Rukopis královedvorský mohl být teoreticky Hankův opis.</text:p>
      <text:p text:style-name="P1">- <text:s/>"Slovem, pochybuji, že chemický rozbor Rukopisů spornou věc rozhodne...</text:p>
      <text:p text:style-name="P1">Zkrátka a dobře, chemie a paleografie nám spor na dobro nerozhodnou, a nezbývá tedy nežli grammatika.</text:p>
      <text:p text:style-name="P1">Grammatika staročeská, myslím, pomůže nám nejvíce. Rozumí se samo sebou, že mohou býti v rukopise rozmanité odchylky od současné řeči (odchylky dialektické, veršem podmíněné atd.), ale nesmějí tam býti chyby..."</text:p>
      <text:p text:style-name="P1">- na základě výzkumu z přelomu 60. a 70. let 20. stol se soudí, že rukopisy jsou "palimpsesty":</text:p>
      <text:p text:style-name="P1"><text:soft-page-break/><text:s text:c="2"/>napsané na starém pergamenu z vyškrávaným původním textem</text:p>
      <text:p text:style-name="P1">- stále existuje Česká společnost rukopisná (založena 1932)</text:p>
      <text:p text:style-name="P1"/>
      <text:p text:style-name="P2">Padělky Williama Henryho Irelanda</text:p>
      <text:p text:style-name="P1"/>
      <text:p text:style-name="P2">Pravý Shakespeare</text:p>
      <text:p text:style-name="P3">- kvartová vydání her (neautorizované)</text:p>
      <text:p text:style-name="P3">- John Heminges a Henry Condell: První Folio (1623)</text:p>
      <text:p text:style-name="P1"/>
      <text:p text:style-name="P1">* John Heminges a Henry Condell byli herci a Shakespearovy spolupracovníci</text:p>
      <text:p text:style-name="P1">* Vydání her ve foliovém formátu nebylo aby zdaleka běžné</text:p>
      <text:p text:style-name="P1"/>
      <text:p text:style-name="P2">Jak z toho ven?</text:p>
      <text:p text:style-name="P3">- literární věda a historiografie</text:p>
      <text:p text:style-name="P3"><text:s text:c="2"/>- "close reading"</text:p>
      <text:p text:style-name="P3">- zkoumání stylu a lexika</text:p>
      <text:p text:style-name="P3"><text:s text:c="4"/>- monology</text:p>
      <text:p text:style-name="P3"><text:s text:c="4"/>- hendiadys: "the book and volume of my brain"</text:p>
      <text:p text:style-name="P3"><text:s text:c="4"/>- hapax legomena: Honorificabilitudinitatibus</text:p>
      <text:p text:style-name="P3">- stylometrická analýza</text:p>
      <text:p text:style-name="P3"><text:s text:c="2"/>- častá funkční slova: členy, zájmena, negace</text:p>
      <text:p text:style-name="P3"><text:s text:c="2"/>- klasifikátory (statistické, neuronové)</text:p>
      <text:p text:style-name="P1"/>
      <text:p text:style-name="P1">close reading a autor</text:p>
      <text:p text:style-name="P1">- "Význam ducha v Shakespearově díle"</text:p>
      <text:p text:style-name="P1">- historické okolnosti vzniku knihy</text:p>
      <text:p text:style-name="P1"><text:s text:c="2"/>- vznik divadla Globe (1599), ve kterém byl Shakespeare podílníkem</text:p>
      <text:p text:style-name="P1"><text:s text:c="4"/>- nové podmínky pro tvorbu</text:p>
      <text:p text:style-name="P1"><text:s text:c="6"/>- "nepřítomnost šaška v Hamletovi"</text:p>
      <text:p text:style-name="P1"><text:s text:c="6"/>- rozchod s hercem Willem Kempem, který byl známý improvizovanými komickými čísly</text:p>
      <text:p text:style-name="P1"><text:s text:c="8"/>- davy milovaly, ale Shakespearovi se ulevilo, že ho nemusí začleňovat</text:p>
      <text:p text:style-name="P1"><text:s text:c="8"/>- v Hamletovi se šaškovské role ujímá Hrobník a Hamlet</text:p>
      <text:p text:style-name="P1"><text:s text:c="4"/>- monology v Hamletovi</text:p>
      <text:p text:style-name="P1"/>
      <text:p text:style-name="P1">close reading a politické dějiny</text:p>
      <text:p text:style-name="P1"><text:s text:c="4"/>- bezdětná královna Alžběta</text:p>
      <text:p text:style-name="P1"><text:s text:c="4"/>- Některé aktuální události se odrážejí v díle, třeba povstání v Irsku a Essexovo tažení</text:p>
      <text:p text:style-name="P1"><text:s text:c="4"/>(raději psát o princi dánském, než riskovat krk)</text:p>
      <text:p text:style-name="P1"><text:s text:c="4"/>- hrozba války se Španělskem, přičemž Anglie utrpěla velkou porážku v námořní bitvě</text:p>
      <text:p text:style-name="P1"/>
      <text:p text:style-name="P1">někde mezi blízkým čtením a stylometrií - stylistika a frazeologie</text:p>
      <text:p text:style-name="P1">Shakespeare byl velmi schopný ve vytváření nových slov, šíře jeho slovníku byla obdivuhodná</text:p>
      <text:p text:style-name="P1">(kontext: Oxfordská teorie)</text:p>
      <text:p text:style-name="P1">- někteří Shakespearologové ví, kdy začal které nové slovo používat</text:p>
      <text:p text:style-name="P1">- třeba Hamlet (dle Alfreda Harta)</text:p>
      <text:p text:style-name="P1"><text:s text:c="2"/>- 600 slov, která Shakespeare nikdy předtím nepoužil</text:p>
      <text:p text:style-name="P1">- 170 slov nebo slovních spojení, které Shakespeare vymyslel nebo použil novým způsobem</text:p>
      <text:p text:style-name="P1"/>
      <text:p text:style-name="P1"/>
      <text:p text:style-name="P1"/>
      <text:p text:style-name="P1"><text:soft-page-break/>hendiadys</text:p>
      <text:p text:style-name="P1">- "jeden [význam] pomocí dvou"</text:p>
      <text:p text:style-name="P1">- "the book and volume of my brain"</text:p>
      <text:p text:style-name="P1">- volume je svazek/kniha, ale také objem -&gt; jaký je význam?</text:p>
      <text:p text:style-name="P1"><text:s text:c="2"/>- obsah mysli, který se podobá knize</text:p>
      <text:p text:style-name="P1"><text:s text:c="2"/>- obsáhlá kniha mysli</text:p>
      <text:p text:style-name="P1">- v Hamletovi 66 případů, nejvíc z Shakespearových děl</text:p>
      <text:p text:style-name="P1">- ještě v několika dalších hrách tuto stylistickou figuru používá</text:p>
      <text:p text:style-name="P1">- později ji opouští (naposled nejvíc v Mackbethovi)</text:p>
      <text:p text:style-name="P1"/>
      <text:p text:style-name="P1">hapax legomena</text:p>
      <text:p text:style-name="P1">- "jedinkrát řečené"</text:p>
      <text:p text:style-name="P1">- Honorificabilitudinitatibus (Marná lásky snaha, "stav schopnosti dosáhnout vyznamenání")</text:p>
      <text:p text:style-name="P1">- identify words that are used at a low rate in the general population but used consistently by a selected author across a series of published works</text:p>
      <text:p text:style-name="P1"/>
      <text:p text:style-name="P1">Stylometrie</text:p>
      <text:p text:style-name="P1">- stanovení unikátních vlastností díla pomocí statistických nebo jiných "komputačních" technik</text:p>
      <text:p text:style-name="P1"><text:s text:c="2"/>- často se používá k vyvrácení nebo potvrzení autorství díla</text:p>
      <text:p text:style-name="P1"/>
      <text:p text:style-name="P1">Pro Shakespeara</text:p>
      <text:p text:style-name="P1">- Jindřích VI, díl 2. a 3. - Oxfordský slovník nově (2016) uvádí, že spoluautorem je Christopher Marlowe</text:p>
      <text:p text:style-name="P1"/>
      <text:p text:style-name="P2">Stylometrická analýza pro určení autorství</text:p>
      <text:p text:style-name="P3"><text:s text:c="2"/>- předpoklad: použití jazyka je konzistentní</text:p>
      <text:p text:style-name="P3"><text:s text:c="2"/>- 5 různých způsobů "měření" textu</text:p>
      <text:p text:style-name="P3"><text:s text:c="2"/>- 3 klasifikační modely: LDA, SVM, DT</text:p>
      <text:p text:style-name="P3"><text:s text:c="2"/>- vstup pro analýzu</text:p>
      <text:p text:style-name="P3"><text:s text:c="4"/>- Experiment 1: celá hra</text:p>
      <text:p text:style-name="P3"><text:s text:c="4"/>- Experiment 2: jednotlivá jednání</text:p>
      <text:p text:style-name="P3"><text:s text:c="2"/>- Možní autoři: William Shakespeare, John Fletcher, Lewis Theobald</text:p>
      <text:p text:style-name="P1"/>
      <text:p text:style-name="P1">University of Texas at Austin (Ryan L. Boyd and James W. Pennebaker), Psychology Today</text:p>
      <text:p text:style-name="P1">It is important to start by pointing out that Ryan L. Boyd and James W. Pennebaker make no attempt to claim that they have “found” a lost play, as some headlines have proclaimed.</text:p>
      <text:p text:style-name="P1"/>
      <text:p text:style-name="P1">"Double Falsehood"</text:p>
      <text:p text:style-name="P1">- Published in 1728 by Shakespeare expert Lewis Theobald, who said it was based on Shakespearean manuscripts later destroyed in a fire.</text:p>
      <text:p text:style-name="P1">- Theobaldova knihovna byla po jeho smrti rozprodána.</text:p>
      <text:p text:style-name="P1">- Many experts considered it an original work by Theobald that he sought to pass off as Shakespearean.</text:p>
      <text:p text:style-name="P1">- The lost play is thought to be "The History of Cardenio".</text:p>
      <text:p text:style-name="P1"/>
      <text:p text:style-name="P1">- Lewis Theobald: Double Falsehood (1727) mohl napsat Shakespeare</text:p>
      <text:p text:style-name="P1"><text:s text:c="2"/>- Probabilitic models based on personal <text:s/>pronouns, <text:s/>impersonal pronouns (e.g., it, any, thing), articles, prepositions, </text:p>
      <text:p text:style-name="P1"><text:s text:c="2"/>auxiliary <text:s/>verbs, <text:s/>conjunctions, <text:s/>negations, <text:s/>and</text:p>
      <text:p text:style-name="P1">high-frequency <text:s/>adverbs <text:s/>lacking <text:s/>direct <text:s/>referents <text:s/>(e.g., <text:s/>very, <text:s/>really, <text:s/>so).</text:p>
      <text:p text:style-name="P1"/>
      <text:p text:style-name="P1"><text:soft-page-break/></text:p>
      <text:p text:style-name="P1">Authorship Identification</text:p>
      <text:p text:style-name="P1">- přemostění psychologie jazyka a machine learningu</text:p>
      <text:p text:style-name="P1">- předpoklad: používání jazyka určuti člověkem je konzistentní bez ohledu na čas a kontext</text:p>
      <text:p text:style-name="P1">- funkční slova vs. obsah nesoucí slova</text:p>
      <text:p text:style-name="P1">- 33 her od Shakespeara, 9 od Fletchera a 12 od Theobalda</text:p>
      <text:p text:style-name="P1">- pročištění a normalizace: konverze idiosynkretických slov do současné psané formy (prithee -&gt; pry thee)</text:p>
      <text:p text:style-name="P1">- počítání slov</text:p>
      <text:p text:style-name="P1"><text:s text:c="2"/>- problém: polysémie slov (různé významy v různých kontextech, homonyma)</text:p>
      <text:p text:style-name="P1"><text:s text:c="2"/>- nevím, proč o tom mluví, když zkoumají funční slova</text:p>
      <text:p text:style-name="P1"/>
      <text:p text:style-name="P1">Features (vlastnosti, individuálně měžitelné charakteristiky nějakého jevu)</text:p>
      <text:p text:style-name="P1"/>
      <text:p text:style-name="P1">1. Počítání funkčních slov</text:p>
      <text:p text:style-name="P1"><text:s text:c="2"/>- osobní zájmena, neosobní zájmena, členy, předložky, pomocná slova (typicky slovesa, “may,” “might,” “can,” “could”), negace a časté příslovce bez referentů (so, really, very)</text:p>
      <text:p text:style-name="P1"/>
      <text:p text:style-name="P1">2. CDI (Categorical-dynamic index)</text:p>
      <text:p text:style-name="P1"><text:s text:c="2"/>- vysoké</text:p>
      <text:p text:style-name="P1"><text:s text:c="4"/>- používá podstatná jména, členy přeložky</text:p>
      <text:p text:style-name="P1"><text:s text:c="4"/>- analytické myšlení</text:p>
      <text:p text:style-name="P1"><text:s text:c="2"/>- nízké</text:p>
      <text:p text:style-name="P1"><text:s text:c="4"/>- pomocná slova, zájmena, příslovce</text:p>
      <text:p text:style-name="P1"><text:s text:c="4"/>- "live here and now, tell stories"</text:p>
      <text:p text:style-name="P1">- délka věty</text:p>
      <text:p text:style-name="P1">- délka slov</text:p>
      <text:p text:style-name="P1"/>
      <text:p text:style-name="P1">3. Content-words measures</text:p>
      <text:p text:style-name="P1">4. Detekce témat</text:p>
      <text:p text:style-name="P1">- mohou být závislé na konkrétní hře, ale autoři tvrdí, že se jim podařilo rozlišit pomocí autory pomocí</text:p>
      <text:p text:style-name="P1">statistické "signatury" témat, která používají</text:p>
      <text:p text:style-name="P1">5. Nízkofrekvenční slova</text:p>
      <text:p text:style-name="P1">- nejsou odůvodnitelná pomocí psychologického modelu, ale</text:p>
      <text:p text:style-name="P1"/>
      <text:p text:style-name="P1">Pravděpodobnostní metody</text:p>
      <text:p text:style-name="P1">- LDA (latent Dirichlet Allocation)</text:p>
      <text:p text:style-name="P1">- SVM (Support Vector Machines)</text:p>
      <text:p text:style-name="P1">- DT (Decision Trees, rozhodovací stromy)</text:p>
      <text:p text:style-name="P1"/>
      <text:p text:style-name="P1">2 experimenty: celá hra vs. jednotlivá jednání</text:p>
      <text:p text:style-name="P1"/>
      <text:p text:style-name="P1"><text:span text:style-name="T1">Graf</text:span></text:p>
      <text:p text:style-name="P1"/>
      <text:p text:style-name="P1">Results for the linear discriminant analyses using</text:p>
      <text:p text:style-name="P1">(a) the eight classes of function words and </text:p>
      <text:p text:style-name="P1">(b) cognitive and stylistic complexity measures.</text:p>
      <text:p text:style-name="P1">The graphs plot the locations of individual plays and the group centroids for Fletcher, Theobald, and Shakespeare</text:p>
      <text:p text:style-name="P1"><text:soft-page-break/>using the functions the models relied on to discriminate among the authors.</text:p>
      <text:p text:style-name="P1">CDI = categorical-dynamic index.</text:p>
      <text:p text:style-name="P1"/>
      <text:p text:style-name="P1">Zaměř se na obrázek 1b</text:p>
      <text:p text:style-name="P1">- Průměrná délka věty autory neodlišuje (proč se v obrázku používá jako osa y?)</text:p>
      <text:p text:style-name="P1">- Categorical=dynamic index (CDI) - kategorický autor (používá podstatná jména, předložky a členy) vs dynamický autor (používá pomocná slovesa, příslovce)</text:p>
      <text:p text:style-name="P1">- použití dlouhých slov</text:p>
      <text:p text:style-name="P1"/>
      <text:p text:style-name="P1">---</text:p>
      <text:p text:style-name="P1">Psaní dle Turabian</text:p>
      <text:p text:style-name="P1"/>
      <text:p text:style-name="P3">1. Jakou otázku si text klade?</text:p>
      <text:p text:style-name="P3"><text:s text:c="4"/>* Proč na ní záleží?</text:p>
      <text:p text:style-name="P3">1. Jakou odpověď (hypotézu) obhajuje?</text:p>
      <text:p text:style-name="P3">1. Čím tuto odpověď (hypotézu) dokládá (testuje)?</text:p>
      <text:p text:style-name="P3">1. Jaké závěry činí?</text:p>
      <text:p text:style-name="P3"><text:s text:c="4"/>* Jaká jsou úskalí zvolené metody?</text:p>
      <text:p text:style-name="P3"/>
      <text:p text:style-name="P1">Promysleli jsme si části textu.</text:p>
      <text:p text:style-name="P1">Projděme si, jestli nyní umíme zopovědět otázky, které navrhuje Turabian.</text:p>
      <text:p text:style-name="P1"/>
      <text:p text:style-name="P1">- Turabian</text:p>
      <text:p text:style-name="P1"><text:s text:c="2"/>- metoda, jak postupovat při analýze textu i samotném psaní</text:p>
      <text:p text:style-name="P1"><text:s text:c="2"/>- pomáhá klást si relevantní otázky</text:p>
      <text:p text:style-name="P1">- Stylometrie je dobrý názorný příklad pro použití uvedeného schématu.</text:p>
      <text:p text:style-name="P1"/>
      <text:p text:style-name="P1">Double Falsehood - <text:s/>Lewis Theobald</text:p>
      <text:p text:style-name="P1">- Jakou otázku si text klade? --- Kdo napsal Double Falsehood?</text:p>
      <text:p text:style-name="P1"/>
      <text:p text:style-name="P1">- Proč na ní záleží? --- Co napsat na program?</text:p>
      <text:p text:style-name="P1"/>
      <text:p text:style-name="P1">Jakou odpověď (hypotézu) obhajuje? --- Spíš Shakespeare a Fletcher než Theobald</text:p>
      <text:p text:style-name="P1"/>
      <text:p text:style-name="P1">- Čím tuto odpověď (hypotézu) dokládá (testuje)? --- metoda</text:p>
      <text:p text:style-name="P1"><text:s text:c="2"/>psychologické profily na základě statistické analýzy textu</text:p>
      <text:p text:style-name="P1"/>
      <text:p text:style-name="P1">Jaké závěry činí?</text:p>
      <text:p text:style-name="P1">Výsledky:</text:p>
      <text:p text:style-name="P1">- Hru napsal Shakespeare (jednání 1-3) s příspěvkem Fletchera (jednání 4, 5)</text:p>
      <text:p text:style-name="P1">- Příspěvky Theobalda jsou nanejvýš minoritní</text:p>
      <text:p text:style-name="P1">- Co říká dílo o autorovi?</text:p>
      <text:p text:style-name="P1"><text:s text:c="2"/>- Theobald byl analytický tip, n arozdíl od Fletchera, který se dokázal podělit o oděv</text:p>
      <text:p text:style-name="P1"><text:s text:c="2"/>- Psychologický profil z díla napovídá, že Shakespeare byl spíš dynamický než kategorický typ (potvrzuje tro jeho snaha o získání titulu Gentleman)</text:p>
      <text:p text:style-name="P1"/>
      <text:p text:style-name="P1">Jaká jsou úskalí zvolené metody?</text:p>
      <text:p text:style-name="P1">--- omezený počet textů a autorů na vstupu?: Jenom 3 kandidáti</text:p>
      <text:p text:style-name="P1">--- úzká kolaborace může proměnit styl psaní, pak by metoda nefungovala</text:p>
      <text:p text:style-name="P1">- Předpoklady a problémy</text:p>
      <text:p text:style-name="P1"><text:soft-page-break/><text:s text:c="2"/>- Předpoklad stability díla</text:p>
      <text:p text:style-name="P1"><text:s text:c="4"/>- author adopting different styles in the course of his career</text:p>
      <text:p text:style-name="P1"><text:s text:c="4"/>- Předpoklad dobrého korpusu</text:p>
      <text:p text:style-name="P1"><text:s text:c="4"/>- dostatečný korpus pro statistické zpracování</text:p>
      <text:p text:style-name="P1"><text:s text:c="4"/>- co lze do korpusu zahrnout, a co ne?</text:p>
      <text:p text:style-name="P1">- Subjektivita</text:p>
      <text:p text:style-name="P1"><text:s text:c="2"/>- subjektivní výběr metody (rare words, unikátní bigramy, clusterování, odpověď neuronové sítě )</text:p>
      <text:p text:style-name="P1"><text:s text:c="2"/>- subjektivní evaluace výsledků (nastavení parametrů)</text:p>
      <text:p text:style-name="P1"/>
      <text:p text:style-name="P1">Aplikovatelnost metody_</text:p>
      <text:p text:style-name="P1">- uplatnění na jiný korpus?</text:p>
      <text:p text:style-name="P1">- Joyceova Odyssea napsalo 6 lidí</text:p>
      <text:p text:style-name="P1"/>
      <text:p text:style-name="P2">Literatura k dnešnímu tématu</text:p>
      <text:p text:style-name="P3">* James Shapiro: "1599: Jeden rok v životě Williama Shakespeara" (Argo, 2017).</text:p>
      <text:p text:style-name="P3">* James Shapiro: "Contested Will: Who Wrote Shakespeare?" (2010).</text:p>
      <text:p text:style-name="P3">* Jacques Savoy: "Machine Learning Methods for Stylometry" (2020).</text:p>
      <text:p text:style-name="P3"/>
      <text:p text:style-name="P1">Faltýnek a spol.</text:p>
      <text:p text:style-name="P1">- výzkum na Katedře obecné lingvistiky</text:p>
      <text:p text:style-name="P1">- nízkofrekventovaná klíčová slova, která jsou společně s důrazem na sentiment (postoj řečníka k určitému tématu – pozn. red.) otiskem autora</text:p>
      <text:p text:style-name="P1"/>
      <text:p text:style-name="P2">Technologické okénko</text:p>
      <text:p text:style-name="P1"/>
      <text:p text:style-name="P3">- Hledání relevantních zdrojů</text:p>
      <text:p text:style-name="P3"><text:s text:c="2"/>- [scholar.google.com](https://scholar.google.com)</text:p>
      <text:p text:style-name="P3"><text:s text:c="2"/>- [elicit.org](https://elicit.org/)</text:p>
      <text:p text:style-name="P3">- abstraktivní vs. extraktivní sumarizace</text:p>
      <text:p text:style-name="P3"/>
      <text:p text:style-name="P1">Proč technologické okénko:</text:p>
      <text:p text:style-name="P1">- Děje se toho tolik, že by bylo škoda zapomenout na aktuální dění</text:p>
      <text:p text:style-name="P1">- Nebude to jenom opensource, protože hodně novinek přichází z komerční sféry</text:p>
      <text:p text:style-name="P1"><text:s text:c="2"/>- dřív to bývaly univerzity</text:p>
      <text:p text:style-name="P1"><text:s text:c="2"/>- opensource</text:p>
      <text:p text:style-name="P1"/>
      <text:p text:style-name="P1">Elicit: non-profit, "early stage product"</text:p>
      <text:p text:style-name="P1"><text:s text:c="2"/>- co znamená v případě elicit non-profit?</text:p>
      <text:p text:style-name="P1"/>
      <text:p text:style-name="P1">Přihlaš se a zadej</text:p>
      <text:p text:style-name="P1">Input1: Who wrote Double Falsehood</text:p>
      <text:p text:style-name="P1">- 8 nejrelevantnějších článků z 1000 předvybraných - základ technologie</text:p>
      <text:p text:style-name="P1">- náš článek je mezi prvními výsledky</text:p>
      <text:p text:style-name="P1"/>
      <text:p text:style-name="P1">co se stane, když na odkaz klikneme</text:p>
      <text:p text:style-name="P1"><text:s text:c="2"/>- vyvodíme z toho, že článek je jako zdroj opravdu relevantní (konfirmační bias)</text:p>
      <text:p text:style-name="P1"><text:s text:c="2"/>- první výsledek nemusí být ten nejvíc relevantní: oxfordská teorie o Shakespearovi na googlu</text:p>
      <text:p text:style-name="P1"/>
      <text:p text:style-name="P1">Průzkum výsledků</text:p>
      <text:p text:style-name="P1"><text:s text:c="2"/>- Je velmi pravděpodobné, že technologie využívá jen abstrakty, protože jsou veřejné.</text:p>
      <text:p text:style-name="P1"><text:soft-page-break/><text:s text:c="5"/>(+ citace, ze kterých lze vyčíst i potenciální kritiku, která ale zrovna u našeho článku chybí)</text:p>
      <text:p text:style-name="P1"><text:s text:c="2"/>- Abstract summary: Double Falsehood's psychological style and content architecture predominantly resemble those of Shakespeare.</text:p>
      <text:p text:style-name="P1"><text:s text:c="6"/>- Něco tam chybí (nebezpečí extraktivní sumarizace):</text:p>
      <text:p text:style-name="P1"><text:s text:c="6"/>- Kdybychom se spolehli jen na summary, nebudeme vědět, že se článek zabývá i Fletcherem: showing some similarity with Fletcher’s signature and only traces of Theobald’s.</text:p>
      <text:p text:style-name="P1"/>
      <text:p text:style-name="P1">Otázky v kontextu článku:</text:p>
      <text:p text:style-name="P1">- Who was Fletcher?</text:p>
      <text:p text:style-name="P1">- Which stylometric method has been used?</text:p>
      <text:p text:style-name="P1"/>
      <text:p text:style-name="P1">Jiná otázka</text:p>
      <text:p text:style-name="P1">- Why is the sky blue?</text:p>
      <text:p text:style-name="P1"/>
      <text:p text:style-name="P1">Otázky na hledání relevantníh zdrojů:</text:p>
      <text:p text:style-name="P1">- zeptej se, jestli znají nějaké databáze nebo nástroje</text:p>
      <text:p text:style-name="P1"/>
      <text:p text:style-name="P1">Zvaž možnost, že by si někdo udělal prezentaci o nějaké technologii.</text:p>
      <text:p text:style-name="P1">Musel by ale říct, na co ji použije a jak ji bude zkoumat.</text:p>
      <text:p text:style-name="P1"/>
      <text:p text:style-name="P1">Na příště si nech:</text:p>
      <text:p text:style-name="P1">www.perplexity.ai</text:p>
      <text:p text:style-name="P1"/>
      <text:p text:style-name="P2">Přečíst na příště</text:p>
      <text:p text:style-name="P1">* Franco Moretti: Network theory, plot analysis (2011).</text:p>
      <text:p text:style-name="P1"/>
      <text:p text:style-name="P1">- Zůstaneme u Shakespeara a budeme se věnovat analýze Hamleta a vztahu autora a díla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jana Dodova</meta:initial-creator>
    <meta:creation-date>2023-02-19T17:28:00.439498625</meta:creation-date>
    <dc:date>2023-02-19T17:34:07.081613355</dc:date>
    <dc:creator>Borjana Dodova</dc:creator>
    <meta:editing-duration>PT6M7S</meta:editing-duration>
    <meta:editing-cycles>1</meta:editing-cycles>
    <meta:generator>LibreOffice/5.1.6.2$Linux_X86_64 LibreOffice_project/10m0$Build-2</meta:generator>
    <meta:printed-by>Borjana Dodova</meta:printed-by>
    <meta:print-date>2023-02-19T17:34:24.121538768</meta:print-date>
    <meta:document-statistic meta:table-count="0" meta:image-count="0" meta:object-count="0" meta:page-count="9" meta:paragraph-count="322" meta:word-count="2689" meta:character-count="17623" meta:non-whitespace-character-count="14905"/>
  </office:meta>
</office:document-meta>
</file>